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Dialog.LoginDi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inDialog.getJPanel1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ginDialog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actionPerformed( java . awt . event . ActionEvent 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oginDialog.getLoginButt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LoginDialog.getInput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ginDialog.getUsername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inDialog.getJPanel1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inDialog.getJPanel1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inDialog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ginDialog.get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inDialog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getJPanel1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inDialog.getPasscode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inDialog.getConnec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getRealmCombo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inDialog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getJPan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inDialog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inDialog.getCancel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inDialog.get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isCance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LoginDialog( ConnectionInfo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